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54545" fo:font-size="9pt" style:font-size-asian="9pt" style:font-size-complex="9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454545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" style:family="text">
      <style:text-properties fo:color="#454545" fo:font-size="9pt" style:font-size-asian="9pt" style:font-size-complex="9pt"/>
    </style:style>
    <style:style style:name="T3" style:family="text">
      <style:text-properties fo:color="#454545" fo:font-size="9pt" fo:font-weight="bold" style:font-size-asian="9pt" style:font-weight-asian="bold" style:font-size-complex="9pt"/>
    </style:style>
    <style:style style:name="T4" style:family="text">
      <style:text-properties fo:color="#454545" fo:font-size="9pt" fo:font-style="italic" style:font-size-asian="9pt" style:font-style-asian="italic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illy Guide to CSS Grid</text:span></text:p>
      <text:p text:style-name="P1"/>
      <text:p text:style-name="Standard"><text:span text:style-name="T2">Turn any HTML element into a grid container by setting its display property to grid. This gives you the ability to use all the other properties associated with CSS Grid.</text:span></text:p>
      <text:p text:style-name="Standard"><text:span text:style-name="T3">Note:</text:span><text:span text:style-name="T2"> In CSS Grid, the parent element is referred to as the </text:span><text:span text:style-name="T4">container</text:span><text:span text:style-name="T2"> and its children are called </text:span><text:span text:style-name="T4">items</text:span><text:span text:style-name="T2">.</text:span></text:p>
      <text:p text:style-name="P1"/>
      <text:p text:style-name="Standard"><text:span text:style-name="T3">grid-template-columns</text:span><text:span text:style-name="T2"> = adds columns to grid.</text:span></text:p>
      <text:p text:style-name="Standard"><text:span text:style-name="T2">grid-template-columns: 50px 50px;<text:tab/>this will give your grid 2 columns that are both 50 pixels wide.</text:span></text:p>
      <text:p text:style-name="P1"/>
      <text:p text:style-name="Standard"><text:span text:style-name="T3">grid-template-rows</text:span><text:span text:style-name="T2"> = adds rows to grid.</text:span></text:p>
      <text:p text:style-name="Standard"><text:span text:style-name="T2">grid-template-rows: 50px 50px;<text:tab/><text:tab/>this will give your grid 2 rows that are both 50 pixels tall.</text:span></text:p>
      <text:p text:style-name="P1"/>
      <text:p text:style-name="Standard"><text:span text:style-name="T3">grid-template-areas</text:span><text:span text:style-name="T2"> = groups cells of the grid together into an area and gives the area a custom name.</text:span></text:p>
      <text:p text:style-name="Standard"><text:span text:style-name="T2">grid-template-areas:</text:span></text:p>
      <text:p text:style-name="Standard"><text:span text:style-name="T2"><text:s text:c="2"/>"header header header"</text:span></text:p>
      <text:p text:style-name="Standard"><text:span text:style-name="T2"><text:s text:c="2"/>"advert content content"</text:span></text:p>
      <text:p text:style-name="Standard"><text:span text:style-name="T2"><text:s text:c="2"/>"footer footer footer";</text:span></text:p>
      <text:p text:style-name="P1"/>
      <text:p text:style-name="Standard"><text:span text:style-name="T3">Note:</text:span><text:span text:style-name="T2"> Every word in the code represents a cell and every pair of quotation marks represent a row. In addition to custom labels, you can use a period (.) to designate an empty cell in the grid.</text:span></text:p>
      <text:p text:style-name="P1"/>
      <text:p text:style-name="Standard"><text:span text:style-name="T3">repeat</text:span><text:span text:style-name="T2"> = repeats function by a specified number of times.</text:span></text:p>
      <text:p text:style-name="Standard"><text:span text:style-name="T2">grid-template-columns: repeat(2, 1fr 50px) 20px;</text:span></text:p>
      <text:p text:style-name="Standard"><text:span text:style-name="T3">This translates to:</text:span></text:p>
      <text:p text:style-name="Standard"><text:span text:style-name="T2">grid-template-columns: 1fr 50px 1fr 50px 20p</text:span></text:p>
      <text:p text:style-name="P1"/>
      <text:p text:style-name="Standard"><text:span text:style-name="T3">minmax</text:span><text:span text:style-name="T2"> = used to limit the size of items when the grid container changes sizes. Needs to specify acceptable size ranges.</text:span></text:p>
      <text:p text:style-name="P1"><text:soft-page-break/></text:p>
      <text:p text:style-name="Standard"><text:span text:style-name="T2">grid-template-columns: 100px minmax(50px, 200px);</text:span></text:p>
      <text:p text:style-name="P1"/>
      <text:p text:style-name="Standard"><text:span text:style-name="T2">In the code above, grid-template-columns is set to create two columns; the first is 100px wide, and the second has the minimum width of 50px and the maximum width of 200px.</text:span></text:p>
      <text:p text:style-name="P1"/>
      <text:p text:style-name="Standard"><text:span text:style-name="T2">auto-fill = allows you to automatically insert as many rows or columns of your desired size as possible depending of the size of the container.</text:span></text:p>
      <text:p text:style-name="Standard"><text:span text:style-name="T2">You can create flexible layouts when combining auto-fill with minmax, like this:</text:span></text:p>
      <text:p text:style-name="Standard"><text:span text:style-name="T2">repeat(auto-fill, minmax(60px, 1fr))</text:span></text:p>
      <text:p text:style-name="P1"/>
      <text:p text:style-name="Standard"><text:span text:style-name="T3">auto-fit</text:span><text:span text:style-name="T2"> = almost identical to auto-fill. auto-fit keeps inserting rows and columns and pushes items to the side when the container size exceeds the size of all items combined. auto-fill collapses those empty rows and columns and stretches items to fit the size of the container.</text:span></text:p>
      <text:p text:style-name="P1"/>
      <text:p text:style-name="Standard"><text:span text:style-name="T3">em</text:span><text:span text:style-name="T2"> = changes size of rows and columns relative to the current size.</text:span></text:p>
      <text:p text:style-name="Standard"><text:span text:style-name="T3">px</text:span><text:span text:style-name="T2"> = changes the size of rows and columns using pixel measurements.</text:span></text:p>
      <text:p text:style-name="Standard"><text:span text:style-name="T3">fr</text:span><text:span text:style-name="T2"> = sets the column or row to a fraction of the available space,</text:span></text:p>
      <text:p text:style-name="Standard"><text:span text:style-name="T3">auto</text:span><text:span text:style-name="T2"> = sets the column or row to the width or height of its content automatically,</text:span></text:p>
      <text:p text:style-name="Standard"><text:span text:style-name="T3">%</text:span><text:span text:style-name="T2"> = adjusts the column or row to the percent width of its container.</text:span></text:p>
      <text:p text:style-name="P1"/>
      <text:p text:style-name="Standard"><text:span text:style-name="T3">grid-column-gap</text:span><text:span text:style-name="T2"> = creates empty space between all columns.</text:span></text:p>
      <text:p text:style-name="Standard"><text:span text:style-name="T3">grid-row-gap</text:span><text:span text:style-name="T2"> = creates empty space between all rows.</text:span></text:p>
      <text:p text:style-name="Standard"><text:span text:style-name="T3">grid-gap</text:span><text:span text:style-name="T2"> = shorthand property for 2 above. If given 1 value, will create a gap between all rows and columns. If given 2 values, row comes first, column comes second.</text:span></text:p>
      <text:p text:style-name="P1"/>
      <text:p text:style-name="Standard"><text:span text:style-name="T3">grid-column</text:span><text:span text:style-name="T2"> = controls the amount of columns an item will consume. Use the property with the line numbers to want the item to start and stop at.</text:span></text:p>
      <text:p text:style-name="Standard"><text:span text:style-name="T2">grid-column: 1 / 3; <text:tab/>this will make the item start at the first vertical line of the grid and consume 2 columns.</text:span></text:p>
      <text:p text:style-name="P1"/>
      <text:p text:style-name="Standard"><text:span text:style-name="T3">grid-row</text:span><text:span text:style-name="T2"> = same process as grid-columns, just swaps columns for rows.</text:span></text:p>
      <text:p text:style-name="P1"/>
      <text:p text:style-name="Standard"><text:soft-page-break/><text:span text:style-name="T3">grid-area</text:span><text:span text:style-name="T2"> = places an item in custom area by referring the name given.</text:span></text:p>
      <text:p text:style-name="Standard"><text:span text:style-name="T2">grid-area: header</text:span></text:p>
      <text:p text:style-name="Standard"><text:span text:style-name="T2">grid-area: horizontal line to start at / vertical line to start at / horizontal line to end at / vertical line to end at;</text:span></text:p>
      <text:p text:style-name="P1"/>
      <text:p text:style-name="Standard"><text:span text:style-name="T2">In CSS Grid, the content of each item is located in a box which is referred to as a </text:span><text:span text:style-name="T4">cell</text:span><text:span text:style-name="T2">.</text:span></text:p>
      <text:p text:style-name="P1"/>
      <text:p text:style-name="Standard"><text:span text:style-name="T3">justify-self </text:span><text:span text:style-name="T2">= aligns contents position within its cell horizontally. By default the property has a value of stretch.</text:span></text:p>
      <text:p text:style-name="Standard"><text:span text:style-name="T3">align-self</text:span><text:span text:style-name="T2"> = aligns contents position with its cell vertically. Accepts same values as justify-self. </text:span></text:p>
      <text:p text:style-name="Standard"><text:span text:style-name="T3">justify-items</text:span><text:span text:style-name="T2"> = aligns all items at once horizontally. Accepts same values as justify-self.</text:span></text:p>
      <text:p text:style-name="Standard"><text:span text:style-name="T3">align-items</text:span><text:span text:style-name="T2"> = aligns all items at once vertically. Accepts same values as justify-self.</text:span></text:p>
      <text:p text:style-name="Standard"><text:span text:style-name="T3">stretch</text:span><text:span text:style-name="T2"> = makes the content full the whole width of the cell.</text:span></text:p>
      <text:p text:style-name="Standard"><text:span text:style-name="T3">start</text:span><text:span text:style-name="T2"> = aligns content at the left of the cell.</text:span></text:p>
      <text:p text:style-name="Standard"><text:span text:style-name="T3">center</text:span><text:span text:style-name="T2"> = aligns the content to the canter of the cell.</text:span></text:p>
      <text:p text:style-name="Standard"><text:span text:style-name="T3">end</text:span><text:span text:style-name="T2"> = aligns the content to the right f the cell.</text:span></text:p>
      <text:p text:style-name="P1"/>
      <text:p text:style-name="P1"/>
      <text:p text:style-name="Standard"><text:span text:style-name="T2">Turning an element into a grid only affects the behavior of its direct descendants. So by turning a direct descendant into a grid, you have a grid within a gri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8" meta:word-count="695" meta:character-count="4021" meta:non-whitespace-character-count="3365"/>
    <meta:generator>LibreOfficeDev/6.0.5.2$Linux_X86_64 LibreOffice_project/</meta:generator>
  </office:meta>
</office:document-meta>
</file>